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4pt"/>
    </style:style>
    <style:style style:name="co2" style:family="table-column">
      <style:table-column-properties fo:break-before="auto" style:column-width="46.8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ildings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" calcext:value-type="float">
            <text:p>195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1" calcext:value-type="float">
            <text:p>178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4" calcext:value-type="float">
            <text:p>240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8" calcext:value-type="float">
            <text:p>244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9" calcext:value-type="float">
            <text:p>28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3" calcext:value-type="float">
            <text:p>28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4" calcext:value-type="float">
            <text:p>205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9" calcext:value-type="float">
            <text:p>21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1" calcext:value-type="float">
            <text:p>126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2" calcext:value-type="float">
            <text:p>195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2" calcext:value-type="float">
            <text:p>177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2" calcext:value-type="float">
            <text:p>258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verlapping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80" calcext:value-type="float">
            <text:p>387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5" calcext:value-type="float">
            <text:p>222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9" calcext:value-type="float">
            <text:p>286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3" calcext:value-type="float">
            <text:p>358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5" calcext:value-type="float">
            <text:p>140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3" calcext:value-type="float">
            <text:p>140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1" calcext:value-type="float">
            <text:p>193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81" calcext:value-type="float">
            <text:p>427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9" calcext:value-type="float">
            <text:p>292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4" calcext:value-type="float">
            <text:p>802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3" calcext:value-type="float">
            <text:p>370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0" calcext:value-type="float">
            <text:p>193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3" calcext:value-type="float">
            <text:p>178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3" calcext:value-type="float">
            <text:p>214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7" calcext:value-type="float">
            <text:p>265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1" calcext:value-type="float">
            <text:p>543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7" calcext:value-type="float">
            <text:p>286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3" calcext:value-type="float">
            <text:p>258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2" calcext:value-type="float">
            <text:p>209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4" calcext:value-type="float">
            <text:p>106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5" calcext:value-type="float">
            <text:p>106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24" calcext:value-type="float">
            <text:p>400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guard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4" calcext:value-type="float">
            <text:p>28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4" calcext:value-type="float">
            <text:p>266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4" calcext:value-type="float">
            <text:p>267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8" calcext:value-type="float">
            <text:p>247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9" calcext:value-type="float">
            <text:p>205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8" calcext:value-type="float">
            <text:p>139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ide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ull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1" calcext:value-type="float">
            <text:p>14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7" calcext:value-type="float">
            <text:p>178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3" calcext:value-type="float">
            <text:p>45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2" calcext:value-type="float">
            <text:p>458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4" calcext:value-type="float">
            <text:p>320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2" calcext:value-type="float">
            <text:p>320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2" calcext:value-type="float">
            <text:p>268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5" calcext:value-type="float">
            <text:p>267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4" calcext:value-type="float">
            <text:p>241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7" calcext:value-type="float">
            <text:p>14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6" calcext:value-type="float">
            <text:p>205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7" calcext:value-type="float">
            <text:p>113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e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5" calcext:value-type="float">
            <text:p>259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8" calcext:value-type="float">
            <text:p>255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5" calcext:value-type="float">
            <text:p>205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" calcext:value-type="float">
            <text:p>153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60" calcext:value-type="float">
            <text:p>687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7" calcext:value-type="float">
            <text:p>332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6" calcext:value-type="float">
            <text:p>267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9" calcext:value-type="float">
            <text:p>299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4" calcext:value-type="float">
            <text:p>335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5" calcext:value-type="float">
            <text:p>439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7" calcext:value-type="float">
            <text:p>241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2" calcext:value-type="float">
            <text:p>543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9" calcext:value-type="float">
            <text:p>241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hot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2" calcext:value-type="float">
            <text:p>12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0" calcext:value-type="float">
            <text:p>244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8" calcext:value-type="float">
            <text:p>246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1" calcext:value-type="float">
            <text:p>25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1" calcext:value-type="float">
            <text:p>26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5" calcext:value-type="float">
            <text:p>802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88" calcext:value-type="float">
            <text:p>370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4" calcext:value-type="float">
            <text:p>371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98" calcext:value-type="float">
            <text:p>451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14" calcext:value-type="float">
            <text:p>717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1" calcext:value-type="float">
            <text:p>214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9" calcext:value-type="float">
            <text:p>143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1" calcext:value-type="float">
            <text:p>191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8" calcext:value-type="float">
            <text:p>193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4" calcext:value-type="float">
            <text:p>25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5" calcext:value-type="float">
            <text:p>265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1" calcext:value-type="float">
            <text:p>266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8" calcext:value-type="float">
            <text:p>286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2" calcext:value-type="float">
            <text:p>286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3" calcext:value-type="float">
            <text:p>312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45" calcext:value-type="float">
            <text:p>477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2" calcext:value-type="float">
            <text:p>349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3" calcext:value-type="float">
            <text:p>361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6" calcext:value-type="float">
            <text:p>363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15" calcext:value-type="float">
            <text:p>378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91" calcext:value-type="float">
            <text:p>466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7" calcext:value-type="float">
            <text:p>550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idelin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2" calcext:value-type="float">
            <text:p>24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6" calcext:value-type="float">
            <text:p>241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2" calcext:value-type="float">
            <text:p>214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guard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2" calcext:value-type="float">
            <text:p>183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hang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0" calcext:value-type="float">
            <text:p>312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kit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5" calcext:value-type="float">
            <text:p>308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6" calcext:value-type="float">
            <text:p>286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7" calcext:value-type="float">
            <text:p>254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3" calcext:value-type="float">
            <text:p>267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4" calcext:value-type="float">
            <text:p>263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apartment 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64" calcext:value-type="float">
            <text:p>685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ausag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2" calcext:value-type="float">
            <text:p>370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2" calcext:value-type="float">
            <text:p>393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8" calcext:value-type="float">
            <text:p>470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5" calcext:value-type="float">
            <text:p>547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04" calcext:value-type="float">
            <text:p>54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82" calcext:value-type="float">
            <text:p>857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u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5" calcext:value-type="float">
            <text:p>231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5" calcext:value-type="float">
            <text:p>318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1" calcext:value-type="float">
            <text:p>18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7" calcext:value-type="float">
            <text:p>206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 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7" calcext:value-type="float">
            <text:p>199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2" calcext:value-type="float">
            <text:p>178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3" calcext:value-type="float">
            <text:p>17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3" calcext:value-type="float">
            <text:p>165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3" calcext:value-type="float">
            <text:p>20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3" calcext:value-type="float">
            <text:p>368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18" calcext:value-type="float">
            <text:p>368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6" calcext:value-type="float">
            <text:p>362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2" calcext:value-type="float">
            <text:p>358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4" calcext:value-type="float">
            <text:p>368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1" calcext:value-type="float">
            <text:p>358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08" calcext:value-type="float">
            <text:p>349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9" calcext:value-type="float">
            <text:p>336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7" calcext:value-type="float">
            <text:p>296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6" calcext:value-type="float">
            <text:p>334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8" calcext:value-type="float">
            <text:p>318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2" calcext:value-type="float">
            <text:p>286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8" calcext:value-type="float">
            <text:p>277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9" calcext:value-type="float">
            <text:p>38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4" calcext:value-type="float">
            <text:p>27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3" calcext:value-type="float">
            <text:p>369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81" calcext:value-type="float">
            <text:p>413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7" calcext:value-type="float">
            <text:p>259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76" calcext:value-type="float">
            <text:p>829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80" calcext:value-type="float">
            <text:p>823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40" calcext:value-type="float">
            <text:p>783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64" calcext:value-type="float">
            <text:p>693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77" calcext:value-type="float">
            <text:p>69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87" calcext:value-type="float">
            <text:p>609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96" calcext:value-type="float">
            <text:p>543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6" calcext:value-type="float">
            <text:p>501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90" calcext:value-type="float">
            <text:p>483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6" calcext:value-type="float">
            <text:p>470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34" calcext:value-type="float">
            <text:p>469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28" calcext:value-type="float">
            <text:p>461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4" calcext:value-type="float">
            <text:p>439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78" calcext:value-type="float">
            <text:p>427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7" calcext:value-type="float">
            <text:p>195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ign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free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0" calcext:value-type="float">
            <text:p>258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ree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3" calcext:value-type="float">
            <text:p>189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3" calcext:value-type="float">
            <text:p>240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3" calcext:value-type="float">
            <text:p>231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8" calcext:value-type="float">
            <text:p>215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6" calcext:value-type="float">
            <text:p>215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3" calcext:value-type="float">
            <text:p>195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8" calcext:value-type="float">
            <text:p>177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4" calcext:value-type="float">
            <text:p>171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67" calcext:value-type="float">
            <text:p>385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82" calcext:value-type="float">
            <text:p>387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8" calcext:value-type="float">
            <text:p>404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yd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5" calcext:value-type="float">
            <text:p>470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06" calcext:value-type="float">
            <text:p>451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3" calcext:value-type="float">
            <text:p>470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2" calcext:value-type="float">
            <text:p>452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9" calcext:value-type="float">
            <text:p>370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8" calcext:value-type="float">
            <text:p>329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2" calcext:value-type="float">
            <text:p>368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8" calcext:value-type="float">
            <text:p>368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0" calcext:value-type="float">
            <text:p>361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3" calcext:value-type="float">
            <text:p>358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7" calcext:value-type="float">
            <text:p>335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2" calcext:value-type="float">
            <text:p>332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4" calcext:value-type="float">
            <text:p>320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8" calcext:value-type="float">
            <text:p>296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08" calcext:value-type="float">
            <text:p>474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2" calcext:value-type="float">
            <text:p>470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26" calcext:value-type="float">
            <text:p>838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03" calcext:value-type="float">
            <text:p>47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32" calcext:value-type="float">
            <text:p>479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7" calcext:value-type="float">
            <text:p>288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82" calcext:value-type="float">
            <text:p>862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78" calcext:value-type="float">
            <text:p>862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77" calcext:value-type="float">
            <text:p>862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2" calcext:value-type="float">
            <text:p>802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34" calcext:value-type="float">
            <text:p>781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73" calcext:value-type="float">
            <text:p>766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8" calcext:value-type="float">
            <text:p>763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17" calcext:value-type="float">
            <text:p>716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85" calcext:value-type="float">
            <text:p>705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56" calcext:value-type="float">
            <text:p>687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02" calcext:value-type="float">
            <text:p>609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03" calcext:value-type="float">
            <text:p>570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18" calcext:value-type="float">
            <text:p>564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63" calcext:value-type="float">
            <text:p>552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0" calcext:value-type="float">
            <text:p>54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8" calcext:value-type="float">
            <text:p>543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67" calcext:value-type="float">
            <text:p>503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96" calcext:value-type="float">
            <text:p>501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88" calcext:value-type="float">
            <text:p>483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1" calcext:value-type="float">
            <text:p>295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7" calcext:value-type="float">
            <text:p>287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8" calcext:value-type="float">
            <text:p>151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6" calcext:value-type="float">
            <text:p>121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6" calcext:value-type="float">
            <text:p>119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5" calcext:value-type="float">
            <text:p>286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0" calcext:value-type="float">
            <text:p>254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7" calcext:value-type="float">
            <text:p>279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9" calcext:value-type="float">
            <text:p>17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7" calcext:value-type="float">
            <text:p>26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2" calcext:value-type="float">
            <text:p>266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2" calcext:value-type="float">
            <text:p>265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5" calcext:value-type="float">
            <text:p>263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4" calcext:value-type="float">
            <text:p>259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6" calcext:value-type="float">
            <text:p>259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3" calcext:value-type="float">
            <text:p>25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1" calcext:value-type="float">
            <text:p>246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3" calcext:value-type="float">
            <text:p>182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9" calcext:value-type="float">
            <text:p>244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5" calcext:value-type="float">
            <text:p>214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2" calcext:value-type="float">
            <text:p>193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4" calcext:value-type="float">
            <text:p>193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3" calcext:value-type="float">
            <text:p>193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5" calcext:value-type="float">
            <text:p>189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6" calcext:value-type="float">
            <text:p>367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6" calcext:value-type="float">
            <text:p>368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6" calcext:value-type="float">
            <text:p>369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16" calcext:value-type="float">
            <text:p>371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69" calcext:value-type="float">
            <text:p>375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38" calcext:value-type="float">
            <text:p>430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9" calcext:value-type="float">
            <text:p>404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86" calcext:value-type="float">
            <text:p>427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7" calcext:value-type="float">
            <text:p>439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1" calcext:value-type="float">
            <text:p>349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47" calcext:value-type="float">
            <text:p>433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sign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71" calcext:value-type="float">
            <text:p>363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6" calcext:value-type="float">
            <text:p>28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underp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63" calcext:value-type="float">
            <text:p>344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9" calcext:value-type="float">
            <text:p>332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9" calcext:value-type="float">
            <text:p>31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9" calcext:value-type="float">
            <text:p>312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5" calcext:value-type="float">
            <text:p>295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2" calcext:value-type="float">
            <text:p>288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5" calcext:value-type="float">
            <text:p>279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1" calcext:value-type="float">
            <text:p>277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9" calcext:value-type="float">
            <text:p>277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4" calcext:value-type="float">
            <text:p>452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75" calcext:value-type="float">
            <text:p>443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4" calcext:value-type="float">
            <text:p>69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7" calcext:value-type="float">
            <text:p>452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40" calcext:value-type="float">
            <text:p>578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7" calcext:value-type="float">
            <text:p>266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55" calcext:value-type="float">
            <text:p>788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6" calcext:value-type="float">
            <text:p>766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3" calcext:value-type="float">
            <text:p>766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4" calcext:value-type="float">
            <text:p>756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77" calcext:value-type="float">
            <text:p>72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25" calcext:value-type="float">
            <text:p>701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54" calcext:value-type="float">
            <text:p>687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45" calcext:value-type="float">
            <text:p>616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3" calcext:value-type="float">
            <text:p>607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25" calcext:value-type="float">
            <text:p>58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26" calcext:value-type="float">
            <text:p>582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57" calcext:value-type="float">
            <text:p>562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13" calcext:value-type="float">
            <text:p>452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39" calcext:value-type="float">
            <text:p>551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42" calcext:value-type="float">
            <text:p>547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60" calcext:value-type="float">
            <text:p>525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68" calcext:value-type="float">
            <text:p>503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79" calcext:value-type="float">
            <text:p>49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64" calcext:value-type="float">
            <text:p>492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89" calcext:value-type="float">
            <text:p>483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87" calcext:value-type="float">
            <text:p>483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93" calcext:value-type="float">
            <text:p>479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59" calcext:value-type="float">
            <text:p>479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44" calcext:value-type="float">
            <text:p>467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2" calcext:value-type="float">
            <text:p>461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1" calcext:value-type="float">
            <text:p>461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3" calcext:value-type="float">
            <text:p>268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8" calcext:value-type="float">
            <text:p>126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3" calcext:value-type="float">
            <text:p>124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5" calcext:value-type="float">
            <text:p>119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9" calcext:value-type="float">
            <text:p>1196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2" calcext:value-type="float">
            <text:p>117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queduc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4" calcext:value-type="float">
            <text:p>259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9" calcext:value-type="float">
            <text:p>151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2" calcext:value-type="float">
            <text:p>258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7" calcext:value-type="float">
            <text:p>246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3" calcext:value-type="float">
            <text:p>246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8" calcext:value-type="float">
            <text:p>246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6" calcext:value-type="float">
            <text:p>229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3" calcext:value-type="float">
            <text:p>222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3" calcext:value-type="float">
            <text:p>219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4" calcext:value-type="float">
            <text:p>258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3" calcext:value-type="float">
            <text:p>214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ull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3" calcext:value-type="float">
            <text:p>17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8" calcext:value-type="float">
            <text:p>202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0" calcext:value-type="float">
            <text:p>170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audi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7" calcext:value-type="float">
            <text:p>17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8" calcext:value-type="float">
            <text:p>171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4" calcext:value-type="float">
            <text:p>177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2" calcext:value-type="float">
            <text:p>189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3" calcext:value-type="float">
            <text:p>199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2" calcext:value-type="float">
            <text:p>182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07" calcext:value-type="float">
            <text:p>474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44" calcext:value-type="float">
            <text:p>477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25" calcext:value-type="float">
            <text:p>476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12" calcext:value-type="float">
            <text:p>474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11" calcext:value-type="float">
            <text:p>47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02" calcext:value-type="float">
            <text:p>469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0" calcext:value-type="float">
            <text:p>470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85" calcext:value-type="float">
            <text:p>464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ide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34" calcext:value-type="float">
            <text:p>463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3" calcext:value-type="float">
            <text:p>461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30" calcext:value-type="float">
            <text:p>4793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01" calcext:value-type="float">
            <text:p>443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52" calcext:value-type="float">
            <text:p>459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8" calcext:value-type="float">
            <text:p>501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77" calcext:value-type="float">
            <text:p>479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53" calcext:value-type="float">
            <text:p>483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92" calcext:value-type="float">
            <text:p>483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65" calcext:value-type="float">
            <text:p>492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89" calcext:value-type="float">
            <text:p>50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25" calcext:value-type="float">
            <text:p>510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8" calcext:value-type="float">
            <text:p>515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24" calcext:value-type="float">
            <text:p>515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06" calcext:value-type="float">
            <text:p>517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58" calcext:value-type="float">
            <text:p>525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17" calcext:value-type="float">
            <text:p>529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8" calcext:value-type="float">
            <text:p>439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47" calcext:value-type="float">
            <text:p>436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3" calcext:value-type="float">
            <text:p>545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 buildin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14" calcext:value-type="float">
            <text:p>356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5" calcext:value-type="float">
            <text:p>358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6" calcext:value-type="float">
            <text:p>358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7" calcext:value-type="float">
            <text:p>360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2" calcext:value-type="float">
            <text:p>360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5" calcext:value-type="float">
            <text:p>3636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9" calcext:value-type="float">
            <text:p>367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07" calcext:value-type="float">
            <text:p>368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26" calcext:value-type="float">
            <text:p>368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4" calcext:value-type="float">
            <text:p>369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2" calcext:value-type="float">
            <text:p>369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16" calcext:value-type="float">
            <text:p>373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22" calcext:value-type="float">
            <text:p>373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20" calcext:value-type="float">
            <text:p>37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4" calcext:value-type="float">
            <text:p>394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7" calcext:value-type="float">
            <text:p>394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1" calcext:value-type="float">
            <text:p>405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ire hyd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85" calcext:value-type="float">
            <text:p>413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5" calcext:value-type="float">
            <text:p>417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7" calcext:value-type="float">
            <text:p>417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6" calcext:value-type="float">
            <text:p>417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3" calcext:value-type="float">
            <text:p>543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05" calcext:value-type="float">
            <text:p>692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26" calcext:value-type="float">
            <text:p>547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ame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43" calcext:value-type="float">
            <text:p>547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07" calcext:value-type="float">
            <text:p>7170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89" calcext:value-type="float">
            <text:p>72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38" calcext:value-type="float">
            <text:p>725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43" calcext:value-type="float">
            <text:p>725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85" calcext:value-type="float">
            <text:p>74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82" calcext:value-type="float">
            <text:p>748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6" calcext:value-type="float">
            <text:p>753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9" calcext:value-type="float">
            <text:p>753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5" calcext:value-type="float">
            <text:p>756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56" calcext:value-type="float">
            <text:p>788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57" calcext:value-type="float">
            <text:p>788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66" calcext:value-type="float">
            <text:p>7886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23" calcext:value-type="float">
            <text:p>791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43" calcext:value-type="float">
            <text:p>796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68" calcext:value-type="float">
            <text:p>832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17" calcext:value-type="float">
            <text:p>8361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87" calcext:value-type="float">
            <text:p>841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94" calcext:value-type="float">
            <text:p>8489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95" calcext:value-type="float">
            <text:p>848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96" calcext:value-type="float">
            <text:p>848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72" calcext:value-type="float">
            <text:p>85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04" calcext:value-type="float">
            <text:p>863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05" calcext:value-type="float">
            <text:p>863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12" calcext:value-type="float">
            <text:p>863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21" calcext:value-type="float">
            <text:p>863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2" calcext:value-type="float">
            <text:p>698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24" calcext:value-type="float">
            <text:p>694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82" calcext:value-type="float">
            <text:p>342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84" calcext:value-type="float">
            <text:p>606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49" calcext:value-type="float">
            <text:p>547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31" calcext:value-type="float">
            <text:p>550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91" calcext:value-type="float">
            <text:p>550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44" calcext:value-type="float">
            <text:p>551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47" calcext:value-type="float">
            <text:p>551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24" calcext:value-type="float">
            <text:p>555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25" calcext:value-type="float">
            <text:p>555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78" calcext:value-type="float">
            <text:p>563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63" calcext:value-type="float">
            <text:p>567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90" calcext:value-type="float">
            <text:p>5699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28" calcext:value-type="float">
            <text:p>582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19" calcext:value-type="float">
            <text:p>585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88" calcext:value-type="float">
            <text:p>606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55" calcext:value-type="float">
            <text:p>687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10" calcext:value-type="float">
            <text:p>60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6" calcext:value-type="float">
            <text:p>6104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47" calcext:value-type="float">
            <text:p>6164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60" calcext:value-type="float">
            <text:p>61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67" calcext:value-type="float">
            <text:p>617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71" calcext:value-type="float">
            <text:p>617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04" calcext:value-type="float">
            <text:p>673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71" calcext:value-type="float">
            <text:p>675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ee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73" calcext:value-type="float">
            <text:p>681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76" calcext:value-type="float">
            <text:p>681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50" calcext:value-type="float">
            <text:p>355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37" calcext:value-type="float">
            <text:p>580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5" calcext:value-type="float">
            <text:p>337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leach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2" calcext:value-type="float">
            <text:p>1198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7" calcext:value-type="float">
            <text:p>138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britc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 fron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3" calcext:value-type="float">
            <text:p>158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4" calcext:value-type="float">
            <text:p>1581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2" calcext:value-type="float">
            <text:p>178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8" calcext:value-type="float">
            <text:p>178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5" calcext:value-type="float">
            <text:p>1822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7" calcext:value-type="float">
            <text:p>182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players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8" calcext:value-type="float">
            <text:p>182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baseball t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3" calcext:value-type="float">
            <text:p>182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3" calcext:value-type="float">
            <text:p>193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5" calcext:value-type="float">
            <text:p>193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7" calcext:value-type="float">
            <text:p>193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board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pectato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no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rch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1" calcext:value-type="float">
            <text:p>199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1" calcext:value-type="float">
            <text:p>2684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5" calcext:value-type="float">
            <text:p>268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6" calcext:value-type="float">
            <text:p>2685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9" calcext:value-type="float">
            <text:p>268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7" calcext:value-type="float">
            <text:p>271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4" calcext:value-type="float">
            <text:p>2740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9" calcext:value-type="float">
            <text:p>279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ide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9" calcext:value-type="float">
            <text:p>2862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4" calcext:value-type="float">
            <text:p>286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6" calcext:value-type="float">
            <text:p>2917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5" calcext:value-type="float">
            <text:p>293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ign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7" calcext:value-type="float">
            <text:p>295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at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4" calcext:value-type="float">
            <text:p>295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at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4" calcext:value-type="float">
            <text:p>298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6" calcext:value-type="float">
            <text:p>304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7" calcext:value-type="float">
            <text:p>308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7" calcext:value-type="float">
            <text:p>3186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8" calcext:value-type="float">
            <text:p>3264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9" calcext:value-type="float">
            <text:p>329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7" calcext:value-type="float">
            <text:p>3327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5" calcext:value-type="float">
            <text:p>334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9" calcext:value-type="float">
            <text:p>334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2" calcext:value-type="float">
            <text:p>3327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4" calcext:value-type="float">
            <text:p>2682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8" calcext:value-type="float">
            <text:p>2543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9" calcext:value-type="float">
            <text:p>2245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4" calcext:value-type="float">
            <text:p>2663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4" calcext:value-type="float">
            <text:p>221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2" calcext:value-type="float">
            <text:p>237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1" calcext:value-type="float">
            <text:p>24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1" calcext:value-type="float">
            <text:p>244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2" calcext:value-type="float">
            <text:p>244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5" calcext:value-type="float">
            <text:p>244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4" calcext:value-type="float">
            <text:p>244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0" calcext:value-type="float">
            <text:p>2466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9" calcext:value-type="float">
            <text:p>2543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8" calcext:value-type="float">
            <text:p>2649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9" calcext:value-type="float">
            <text:p>257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9" calcext:value-type="float">
            <text:p>265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2" calcext:value-type="float">
            <text:p>257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es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0" calcext:value-type="float">
            <text:p>258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2" calcext:value-type="float">
            <text:p>258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6" calcext:value-type="float">
            <text:p>2583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4" calcext:value-type="float">
            <text:p>259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4" calcext:value-type="float">
            <text:p>2657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verha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6" calcext:value-type="float">
            <text:p>263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partment 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6" calcext:value-type="float">
            <text:p>547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9" calcext:value-type="float">
            <text:p>5500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37" calcext:value-type="float">
            <text:p>5513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05" calcext:value-type="float">
            <text:p>563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oun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52" calcext:value-type="float">
            <text:p>551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ame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35" calcext:value-type="float">
            <text:p>5623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55" calcext:value-type="float">
            <text:p>5625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83" calcext:value-type="float">
            <text:p>563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97" calcext:value-type="float">
            <text:p>543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10" calcext:value-type="float">
            <text:p>515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13" calcext:value-type="float">
            <text:p>541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42" calcext:value-type="float">
            <text:p>536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40" calcext:value-type="float">
            <text:p>536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alkway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99" calcext:value-type="float">
            <text:p>51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05" calcext:value-type="float">
            <text:p>507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91" calcext:value-type="float">
            <text:p>501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l 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22" calcext:value-type="float">
            <text:p>5642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64" calcext:value-type="float">
            <text:p>4996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ll 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87" calcext:value-type="float">
            <text:p>493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19" calcext:value-type="float">
            <text:p>564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88" calcext:value-type="float">
            <text:p>5738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05" calcext:value-type="float">
            <text:p>5660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62" calcext:value-type="float">
            <text:p>6186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81" calcext:value-type="float">
            <text:p>492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73" calcext:value-type="float">
            <text:p>6177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overpas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4" calcext:value-type="float">
            <text:p>6104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fron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81" calcext:value-type="float">
            <text:p>6068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ou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86" calcext:value-type="float">
            <text:p>5948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27" calcext:value-type="float">
            <text:p>5822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2" calcext:value-type="float">
            <text:p>573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87" calcext:value-type="float">
            <text:p>5738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92" calcext:value-type="float">
            <text:p>569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91" calcext:value-type="float">
            <text:p>5699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plate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89" calcext:value-type="float">
            <text:p>569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late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51" calcext:value-type="float">
            <text:p>5675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49" calcext:value-type="float">
            <text:p>5674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50" calcext:value-type="float">
            <text:p>5665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45" calcext:value-type="float">
            <text:p>5664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31" calcext:value-type="float">
            <text:p>5663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19" calcext:value-type="float">
            <text:p>5661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54" calcext:value-type="float">
            <text:p>4935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out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92" calcext:value-type="float">
            <text:p>4599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 ou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75" calcext:value-type="float">
            <text:p>4927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99" calcext:value-type="float">
            <text:p>4379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10" calcext:value-type="float">
            <text:p>455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06" calcext:value-type="float">
            <text:p>4520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g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89" calcext:value-type="float">
            <text:p>4478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78" calcext:value-type="float">
            <text:p>4437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84" calcext:value-type="float">
            <text:p>440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32" calcext:value-type="float">
            <text:p>439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6" calcext:value-type="float">
            <text:p>4391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84" calcext:value-type="float">
            <text:p>437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96" calcext:value-type="float">
            <text:p>45996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dug ou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53" calcext:value-type="float">
            <text:p>4365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13" calcext:value-type="float">
            <text:p>4331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85" calcext:value-type="float">
            <text:p>432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79" calcext:value-type="float">
            <text:p>43279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97" calcext:value-type="float">
            <text:p>4309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gn board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84" calcext:value-type="float">
            <text:p>4278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12" calcext:value-type="float">
            <text:p>4261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57" calcext:value-type="float">
            <text:p>45957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85" calcext:value-type="float">
            <text:p>46185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street 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68" calcext:value-type="float">
            <text:p>49268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40" calcext:value-type="float">
            <text:p>4794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32" calcext:value-type="float">
            <text:p>4863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33" calcext:value-type="float">
            <text:p>4833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god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63" calcext:value-type="float">
            <text:p>4796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61" calcext:value-type="float">
            <text:p>4796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5:42:38.760705599</dc:date>
    <meta:editing-duration>PT7M43S</meta:editing-duration>
    <meta:editing-cycles>4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